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name="N = 32000" draw:style-name="gr1" draw:text-style-name="P1" svg:width="159.97mm" svg:height="90.04mm" svg:x="1.66mm" svg:y="38.24mm">
            <loext:p draw:notify-on-update-of-ranges="Лист1.A1:Лист1.E1 Лист1.F2:Лист1.F2 Лист1.A2:Лист1.E2 Лист1.F3:Лист1.F3 Лист1.A3:Лист1.E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N = 32000" draw:style-name="gr1" draw:text-style-name="P1" svg:width="159.97mm" svg:height="90.04mm" svg:x="179.75mm" svg:y="36.12mm">
            <loext:p draw:notify-on-update-of-ranges="Лист1.A1:Лист1.A1 Лист1.A1:Лист1.E1 Лист1.F4:Лист1.F4 Лист1.A4:Лист1.E4 Лист1.F5:Лист1.F5 Лист1.A5:Лист1.E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N = 32000" draw:style-name="gr1" draw:text-style-name="P1" svg:width="159.97mm" svg:height="90.04mm" svg:x="0.01mm" svg:y="135.46mm">
            <loext:p draw:notify-on-update-of-ranges="Лист1.A1:Лист1.E1 Лист1.F6:Лист1.F6 Лист1.A6:Лист1.E6 Лист1.F7:Лист1.F7 Лист1.A7:Лист1.E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Кол-во MPI процессов</text:p>
          </table:table-cell>
          <table:table-cell office:value-type="float" office:value="65.7775" calcext:value-type="float">
            <text:p>65,7775</text:p>
          </table:table-cell>
        </table:table-row>
        <table:table-row table:style-name="ro1">
          <table:table-cell office:value-type="float" office:value="70.7349" calcext:value-type="float">
            <text:p>70,7349</text:p>
          </table:table-cell>
          <table:table-cell office:value-type="float" office:value="33.6848" calcext:value-type="float">
            <text:p>33,6848</text:p>
          </table:table-cell>
          <table:table-cell office:value-type="float" office:value="24.9306" calcext:value-type="float">
            <text:p>24,9306</text:p>
          </table:table-cell>
          <table:table-cell office:value-type="float" office:value="22.1959" calcext:value-type="float">
            <text:p>22,1959</text:p>
          </table:table-cell>
          <table:table-cell office:value-type="float" office:value="11.3015" calcext:value-type="float">
            <text:p>11,3015</text:p>
          </table:table-cell>
          <table:table-cell office:value-type="string" calcext:value-type="string">
            <text:p>Версия 1</text:p>
          </table:table-cell>
          <table:table-cell/>
        </table:table-row>
        <table:table-row table:style-name="ro1">
          <table:table-cell office:value-type="float" office:value="71.9989" calcext:value-type="float">
            <text:p>71,9989</text:p>
          </table:table-cell>
          <table:table-cell office:value-type="float" office:value="34.013" calcext:value-type="float">
            <text:p>34,013</text:p>
          </table:table-cell>
          <table:table-cell office:value-type="float" office:value="22.7725" calcext:value-type="float">
            <text:p>22,7725</text:p>
          </table:table-cell>
          <table:table-cell office:value-type="float" office:value="19.0144" calcext:value-type="float">
            <text:p>19,0144</text:p>
          </table:table-cell>
          <table:table-cell office:value-type="float" office:value="11.0143" calcext:value-type="float">
            <text:p>11,0143</text:p>
          </table:table-cell>
          <table:table-cell office:value-type="string" calcext:value-type="string">
            <text:p>Версия 2</text:p>
          </table:table-cell>
          <table:table-cell/>
        </table:table-row>
        <table:table-row table:style-name="ro1">
          <table:table-cell table:formula="of:=[.$G$1]/[.A2]" office:value-type="float" office:value="0.929915784146157" calcext:value-type="float">
            <text:p>0,9299157841</text:p>
          </table:table-cell>
          <table:table-cell table:formula="of:=[.$G$1]/[.B2]" office:value-type="float" office:value="1.95273535838123" calcext:value-type="float">
            <text:p>1,9527353584</text:p>
          </table:table-cell>
          <table:table-cell table:formula="of:=[.$G$1]/[.C2]" office:value-type="float" office:value="2.63842426576175" calcext:value-type="float">
            <text:p>2,6384242658</text:p>
          </table:table-cell>
          <table:table-cell table:formula="of:=[.$G$1]/[.D2]" office:value-type="float" office:value="2.96349776310039" calcext:value-type="float">
            <text:p>2,9634977631</text:p>
          </table:table-cell>
          <table:table-cell table:formula="of:=[.$G$1]/[.E2]" office:value-type="float" office:value="5.82024510020794" calcext:value-type="float">
            <text:p>5,8202451002</text:p>
          </table:table-cell>
          <table:table-cell office:value-type="string" calcext:value-type="string">
            <text:p>Версия 1</text:p>
          </table:table-cell>
          <table:table-cell/>
        </table:table-row>
        <table:table-row table:style-name="ro1">
          <table:table-cell table:formula="of:=[.$G$1]/[.A3]" office:value-type="float" office:value="0.913590346519183" calcext:value-type="float">
            <text:p>0,9135903465</text:p>
          </table:table-cell>
          <table:table-cell table:formula="of:=[.$G$1]/[.B3]" office:value-type="float" office:value="1.93389292329404" calcext:value-type="float">
            <text:p>1,9338929233</text:p>
          </table:table-cell>
          <table:table-cell table:formula="of:=[.$G$1]/[.C3]" office:value-type="float" office:value="2.88846196069821" calcext:value-type="float">
            <text:p>2,8884619607</text:p>
          </table:table-cell>
          <table:table-cell table:formula="of:=[.$G$1]/[.D3]" office:value-type="float" office:value="3.45935185964322" calcext:value-type="float">
            <text:p>3,4593518596</text:p>
          </table:table-cell>
          <table:table-cell table:formula="of:=[.$G$1]/[.E3]" office:value-type="float" office:value="5.97200911542268" calcext:value-type="float">
            <text:p>5,9720091154</text:p>
          </table:table-cell>
          <table:table-cell office:value-type="string" calcext:value-type="string">
            <text:p>Версия 2</text:p>
          </table:table-cell>
          <table:table-cell/>
        </table:table-row>
        <table:table-row table:style-name="ro1">
          <table:table-cell table:formula="of:=[.A4]/[.A$1]" office:value-type="float" office:value="0.929915784146157" calcext:value-type="float">
            <text:p>0,9299157841</text:p>
          </table:table-cell>
          <table:table-cell table:formula="of:=[.B4]/[.B$1]" office:value-type="float" office:value="0.976367679190614" calcext:value-type="float">
            <text:p>0,9763676792</text:p>
          </table:table-cell>
          <table:table-cell table:formula="of:=[.C4]/[.C$1]" office:value-type="float" office:value="0.659606066440439" calcext:value-type="float">
            <text:p>0,6596060664</text:p>
          </table:table-cell>
          <table:table-cell table:formula="of:=[.D4]/[.D$1]" office:value-type="float" office:value="0.370437220387549" calcext:value-type="float">
            <text:p>0,3704372204</text:p>
          </table:table-cell>
          <table:table-cell table:formula="of:=[.E4]/[.E$1]" office:value-type="float" office:value="0.363765318762996" calcext:value-type="float">
            <text:p>0,3637653188</text:p>
          </table:table-cell>
          <table:table-cell office:value-type="string" calcext:value-type="string">
            <text:p>Версия 1</text:p>
          </table:table-cell>
          <table:table-cell/>
        </table:table-row>
        <table:table-row table:style-name="ro1">
          <table:table-cell table:formula="of:=[.A5]/[.A$1]" office:value-type="float" office:value="0.913590346519183" calcext:value-type="float">
            <text:p>0,9135903465</text:p>
          </table:table-cell>
          <table:table-cell table:formula="of:=[.B5]/[.B$1]" office:value-type="float" office:value="0.966946461647017" calcext:value-type="float">
            <text:p>0,9669464616</text:p>
          </table:table-cell>
          <table:table-cell table:formula="of:=[.C5]/[.C$1]" office:value-type="float" office:value="0.722115490174553" calcext:value-type="float">
            <text:p>0,7221154902</text:p>
          </table:table-cell>
          <table:table-cell table:formula="of:=[.D5]/[.D$1]" office:value-type="float" office:value="0.432418982455402" calcext:value-type="float">
            <text:p>0,4324189825</text:p>
          </table:table-cell>
          <table:table-cell table:formula="of:=[.E5]/[.E$1]" office:value-type="float" office:value="0.373250569713917" calcext:value-type="float">
            <text:p>0,3732505697</text:p>
          </table:table-cell>
          <table:table-cell office:value-type="string" calcext:value-type="string">
            <text:p>Версия 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 style:data-style-name="N2" text:time-value="14:44:16.06442565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3:39:36.393997171</meta:creation-date>
    <dc:date>2017-05-02T15:05:02.488348740</dc:date>
    <meta:editing-duration>PT5H3M10S</meta:editing-duration>
    <meta:editing-cycles>6</meta:editing-cycles>
    <meta:generator>LibreOffice/5.1.6.2$Linux_X86_64 LibreOffice_project/10m0$Build-2</meta:generator>
    <meta:document-statistic meta:table-count="1" meta:cell-count="4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447cm" svg:y="0.316cm" chart:style-name="ch2">
          <text:p>Время работы</text:p>
        </chart:title>
        <chart:legend chart:legend-position="end" svg:x="13.199cm" svg:y="3.954cm" style:legend-expansion="high" chart:style-name="ch3"/>
        <chart:plot-area chart:style-name="ch4" table:cell-range-address="Лист1.A1:Лист1.E3 Лист1.F2:Лист1.F3" chart:data-source-has-labels="both" svg:x="1.33cm" svg:y="1.275cm" svg:width="11.55cm" svg:height="6.569cm">
          <chartooo:coordinate-region svg:x="1.951cm" svg:y="1.474cm" svg:width="10.742cm" svg:height="5.723cm"/>
          <chart:axis chart:dimension="x" chart:name="primary-x" chart:style-name="ch5" chartooo:axis-type="auto">
            <chartooo:date-scale/>
            <chart:title svg:x="5.46cm" svg:y="8.024cm" chart:style-name="ch6">
              <text:p>кол-во MPI процессов</text:p>
            </chart:title>
            <chart:categories table:cell-range-address="Лист1.A1:Лист1.E1"/>
          </chart:axis>
          <chart:axis chart:dimension="y" chart:name="primary-y" chart:style-name="ch5">
            <chart:title svg:x="0.451cm" svg:y="5.463cm" chart:style-name="ch7">
              <text:p>время (сек)</text:p>
            </chart:title>
            <chart:grid chart:style-name="ch8" chart:class="major"/>
          </chart:axis>
          <chart:series chart:style-name="ch9" chart:values-cell-range-address="Лист1.A2:Лист1.E2" chart:label-cell-address="Лист1.F2:Лист1.F2" chart:class="chart:line">
            <chart:data-point chart:repeated="5"/>
          </chart:series>
          <chart:series chart:style-name="ch10" chart:values-cell-range-address="Лист1.A3:Лист1.E3" chart:label-cell-address="Лист1.F3:Лист1.F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Лист1.A1:Лист1.E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Версия 1</text:p>
                <draw:g>
                  <svg:desc>Лист1.F2:Лист1.F2</svg:desc>
                </draw:g>
              </table:table-cell>
              <table:table-cell office:value-type="float" office:value="70.7349">
                <text:p>70.7349</text:p>
                <draw:g>
                  <svg:desc>Лист1.A2:Лист1.E2</svg:desc>
                </draw:g>
              </table:table-cell>
              <table:table-cell office:value-type="float" office:value="33.6848">
                <text:p>33.6848</text:p>
              </table:table-cell>
              <table:table-cell office:value-type="float" office:value="24.9306">
                <text:p>24.9306</text:p>
              </table:table-cell>
              <table:table-cell office:value-type="float" office:value="22.1959">
                <text:p>22.1959</text:p>
              </table:table-cell>
              <table:table-cell office:value-type="float" office:value="11.3015">
                <text:p>11.3015</text:p>
              </table:table-cell>
            </table:table-row>
            <table:table-row>
              <table:table-cell office:value-type="string">
                <text:p>Версия 2</text:p>
                <draw:g>
                  <svg:desc>Лист1.F3:Лист1.F3</svg:desc>
                </draw:g>
              </table:table-cell>
              <table:table-cell office:value-type="float" office:value="71.9989">
                <text:p>71.9989</text:p>
                <draw:g>
                  <svg:desc>Лист1.A3:Лист1.E3</svg:desc>
                </draw:g>
              </table:table-cell>
              <table:table-cell office:value-type="float" office:value="34.013">
                <text:p>34.013</text:p>
              </table:table-cell>
              <table:table-cell office:value-type="float" office:value="22.7725">
                <text:p>22.7725</text:p>
              </table:table-cell>
              <table:table-cell office:value-type="float" office:value="19.0144">
                <text:p>19.0144</text:p>
              </table:table-cell>
              <table:table-cell office:value-type="float" office:value="11.0143">
                <text:p>11.0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57cm" svg:y="0.316cm" chart:style-name="ch2">
          <text:p>Ускорение</text:p>
        </chart:title>
        <chart:legend chart:legend-position="end" svg:x="13.199cm" svg:y="3.954cm" style:legend-expansion="high" chart:style-name="ch3"/>
        <chart:plot-area chart:style-name="ch4" table:cell-range-address="Лист1.A1:Лист1.E1 Лист1.A4:Лист1.F5" chart:data-source-has-labels="both" svg:x="0.319cm" svg:y="1.275cm" svg:width="12.561cm" svg:height="6.569cm">
          <chartooo:coordinate-region svg:x="0.755cm" svg:y="1.475cm" svg:width="11.938cm" svg:height="5.722cm"/>
          <chart:axis chart:dimension="x" chart:name="primary-x" chart:style-name="ch5" chartooo:axis-type="auto">
            <chartooo:date-scale/>
            <chart:title svg:x="4.954cm" svg:y="8.024cm" chart:style-name="ch6">
              <text:p>кол-во MPI процессов</text:p>
            </chart:title>
            <chart:categories table:cell-range-address="Лист1.A1:Лист1.E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Лист1.A4:Лист1.E4" chart:label-cell-address="Лист1.F4:Лист1.F4" chart:class="chart:line">
            <chart:data-point chart:repeated="5"/>
          </chart:series>
          <chart:series chart:style-name="ch9" chart:values-cell-range-address="Лист1.A5:Лист1.E5" chart:label-cell-address="Лист1.F5:Лист1.F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Лист1.A1:Лист1.E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Версия 1</text:p>
                <draw:g>
                  <svg:desc>Лист1.F4:Лист1.F4</svg:desc>
                </draw:g>
              </table:table-cell>
              <table:table-cell office:value-type="float" office:value="0.929915784146157">
                <text:p>0.929915784146157</text:p>
                <draw:g>
                  <svg:desc>Лист1.A4:Лист1.E4</svg:desc>
                </draw:g>
              </table:table-cell>
              <table:table-cell office:value-type="float" office:value="1.95273535838123">
                <text:p>1.95273535838123</text:p>
              </table:table-cell>
              <table:table-cell office:value-type="float" office:value="2.63842426576175">
                <text:p>2.63842426576175</text:p>
              </table:table-cell>
              <table:table-cell office:value-type="float" office:value="2.96349776310039">
                <text:p>2.96349776310039</text:p>
              </table:table-cell>
              <table:table-cell office:value-type="float" office:value="5.82024510020794">
                <text:p>5.82024510020794</text:p>
              </table:table-cell>
            </table:table-row>
            <table:table-row>
              <table:table-cell office:value-type="string">
                <text:p>Версия 2</text:p>
                <draw:g>
                  <svg:desc>Лист1.F5:Лист1.F5</svg:desc>
                </draw:g>
              </table:table-cell>
              <table:table-cell office:value-type="float" office:value="0.913590346519183">
                <text:p>0.913590346519183</text:p>
                <draw:g>
                  <svg:desc>Лист1.A5:Лист1.E5</svg:desc>
                </draw:g>
              </table:table-cell>
              <table:table-cell office:value-type="float" office:value="1.93389292329404">
                <text:p>1.93389292329404</text:p>
              </table:table-cell>
              <table:table-cell office:value-type="float" office:value="2.88846196069821">
                <text:p>2.88846196069821</text:p>
              </table:table-cell>
              <table:table-cell office:value-type="float" office:value="3.45935185964322">
                <text:p>3.45935185964322</text:p>
              </table:table-cell>
              <table:table-cell office:value-type="float" office:value="5.97200911542268">
                <text:p>5.97200911542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236cm" svg:y="0.316cm" chart:style-name="ch2">
          <text:p>Эффективность</text:p>
        </chart:title>
        <chart:legend chart:legend-position="end" svg:x="13.199cm" svg:y="3.954cm" style:legend-expansion="high" chart:style-name="ch3"/>
        <chart:plot-area chart:style-name="ch4" table:cell-range-address="Лист1.A1:Лист1.E1 Лист1.A6:Лист1.F7" chart:data-source-has-labels="both" svg:x="0.319cm" svg:y="1.275cm" svg:width="12.561cm" svg:height="6.569cm">
          <chartooo:coordinate-region svg:x="1.046cm" svg:y="1.475cm" svg:width="11.647cm" svg:height="5.722cm"/>
          <chart:axis chart:dimension="x" chart:name="primary-x" chart:style-name="ch5" chartooo:axis-type="auto">
            <chartooo:date-scale/>
            <chart:title svg:x="4.954cm" svg:y="8.024cm" chart:style-name="ch6">
              <text:p>кол-во MPI процессов</text:p>
            </chart:title>
            <chart:categories table:cell-range-address="Лист1.A1:Лист1.E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Лист1.A6:Лист1.E6" chart:label-cell-address="Лист1.F6:Лист1.F6" chart:class="chart:line">
            <chart:data-point chart:repeated="5"/>
          </chart:series>
          <chart:series chart:style-name="ch9" chart:values-cell-range-address="Лист1.A7:Лист1.E7" chart:label-cell-address="Лист1.F7:Лист1.F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Лист1.A1:Лист1.E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Версия 1</text:p>
                <draw:g>
                  <svg:desc>Лист1.F6:Лист1.F6</svg:desc>
                </draw:g>
              </table:table-cell>
              <table:table-cell office:value-type="float" office:value="0.929915784146157">
                <text:p>0.929915784146157</text:p>
                <draw:g>
                  <svg:desc>Лист1.A6:Лист1.E6</svg:desc>
                </draw:g>
              </table:table-cell>
              <table:table-cell office:value-type="float" office:value="0.976367679190614">
                <text:p>0.976367679190614</text:p>
              </table:table-cell>
              <table:table-cell office:value-type="float" office:value="0.659606066440439">
                <text:p>0.659606066440439</text:p>
              </table:table-cell>
              <table:table-cell office:value-type="float" office:value="0.370437220387549">
                <text:p>0.370437220387549</text:p>
              </table:table-cell>
              <table:table-cell office:value-type="float" office:value="0.363765318762996">
                <text:p>0.363765318762996</text:p>
              </table:table-cell>
            </table:table-row>
            <table:table-row>
              <table:table-cell office:value-type="string">
                <text:p>Версия 2</text:p>
                <draw:g>
                  <svg:desc>Лист1.F7:Лист1.F7</svg:desc>
                </draw:g>
              </table:table-cell>
              <table:table-cell office:value-type="float" office:value="0.913590346519183">
                <text:p>0.913590346519183</text:p>
                <draw:g>
                  <svg:desc>Лист1.A7:Лист1.E7</svg:desc>
                </draw:g>
              </table:table-cell>
              <table:table-cell office:value-type="float" office:value="0.966946461647017">
                <text:p>0.966946461647017</text:p>
              </table:table-cell>
              <table:table-cell office:value-type="float" office:value="0.722115490174553">
                <text:p>0.722115490174553</text:p>
              </table:table-cell>
              <table:table-cell office:value-type="float" office:value="0.432418982455402">
                <text:p>0.432418982455402</text:p>
              </table:table-cell>
              <table:table-cell office:value-type="float" office:value="0.373250569713917">
                <text:p>0.3732505697139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